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ru" fo:country="RU" fo:font-weight="normal" officeooo:rsid="0027f67a" officeooo:paragraph-rsid="0027f67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language="ru" fo:country="RU" fo:font-weight="bold" officeooo:rsid="001d338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bold" officeooo:rsid="00240c09" officeooo:paragraph-rsid="0022d280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cb035" officeooo:paragraph-rsid="002cb03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2d280" officeooo:paragraph-rsid="0027f67a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9b40" officeooo:paragraph-rsid="00397500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font-size="14pt" fo:language="ru" fo:country="RU" fo:font-style="normal" fo:font-weight="bold" officeooo:rsid="002e3623" officeooo:paragraph-rsid="002e3623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line-height="100%" fo:text-align="start" style:justify-single-word="false"/>
      <style:text-properties fo:font-size="14pt" fo:font-weight="normal" officeooo:rsid="002f38c4" officeooo:paragraph-rsid="002f38c4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3465a4" loext:opacity="100%" fo:font-size="18pt" fo:language="ru" fo:country="RU" fo:font-weight="normal" officeooo:rsid="002c1e7b" officeooo:paragraph-rsid="002c1e7b" style:font-size-asian="15.75pt" style:font-weight-asian="normal" style:font-size-complex="18pt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3465a4" loext:opacity="100%" fo:font-size="14pt" fo:language="ru" fo:country="RU" fo:font-weight="normal" officeooo:rsid="00286da6" officeooo:paragraph-rsid="002c1e7b" style:font-size-asian="14pt" style:font-weight-asian="normal" style:font-size-complex="14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1dd493" officeooo:paragraph-rsid="001dd493" style:font-size-asian="12.25pt" style:font-weight-asian="normal" style:font-size-complex="14pt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4pt" fo:language="ru" fo:country="RU" fo:font-weight="normal" officeooo:rsid="0022d280" officeooo:paragraph-rsid="0022d280" style:font-size-asian="12.25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6d4c" officeooo:paragraph-rsid="00416d4c" style:font-size-asian="12.25pt" style:font-weight-asian="normal" style:font-size-complex="14pt" style:font-weight-complex="normal"/>
    </style:style>
    <style:style style:name="P53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style:font-size-asian="12.25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4pt" fo:language="ru" fo:country="RU" fo:font-weight="normal" officeooo:rsid="005e30db" officeooo:paragraph-rsid="005e30db" style:font-size-asian="12.25pt" style:font-weight-asian="normal" style:font-size-complex="14pt" style:font-weight-complex="normal"/>
    </style:style>
    <style:style style:name="P56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1921" officeooo:paragraph-rsid="00271921" style:font-size-asian="12.25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7f67a" officeooo:paragraph-rsid="0027f67a" style:font-size-asian="12.25pt" style:font-weight-asian="normal" style:font-size-complex="14pt" style:font-weight-complex="normal"/>
    </style:style>
    <style:style style:name="P5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2.25pt" style:font-weight-asian="normal" style:font-size-complex="14pt" style:font-weight-complex="normal"/>
    </style:style>
    <style:style style:name="P59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2.25pt" style:font-weight-asian="normal" style:font-size-complex="14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2f38c4" officeooo:paragraph-rsid="002f38c4" style:font-size-asian="12.25pt" style:font-weight-asian="normal" style:font-size-complex="14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0ddd4" officeooo:paragraph-rsid="0030ddd4" style:font-size-asian="12.25pt" style:font-weight-asian="normal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2c35f" officeooo:paragraph-rsid="0032c35f" style:font-size-asian="12.25pt" style:font-weight-asian="normal" style:font-size-complex="14pt" style:font-weight-complex="normal"/>
    </style:style>
    <style:style style:name="P6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4f83b" officeooo:paragraph-rsid="0034f83b" style:font-size-asian="12.25pt" style:font-weight-asian="normal" style:font-size-complex="14pt" style:font-weight-complex="normal"/>
    </style:style>
    <style:style style:name="P6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33d56" officeooo:paragraph-rsid="00333d56" style:font-size-asian="12.25pt" style:font-weight-asian="normal" style:font-size-complex="14pt" style:font-weight-complex="normal"/>
    </style:style>
    <style:style style:name="P6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6823e" officeooo:paragraph-rsid="0036823e" style:font-size-asian="12.25pt" style:font-weight-asian="normal" style:font-size-complex="14pt" style:font-weight-complex="normal"/>
    </style:style>
    <style:style style:name="P66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2.25pt" style:font-weight-asian="normal" style:font-size-complex="14pt" style:font-weight-complex="normal"/>
    </style:style>
    <style:style style:name="P67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01c3a" officeooo:paragraph-rsid="00401c3a" style:font-size-asian="12.25pt" style:font-weight-asian="normal" style:font-size-complex="14pt" style:font-weight-complex="normal"/>
    </style:style>
    <style:style style:name="P6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1ea1b" officeooo:paragraph-rsid="0041ea1b" style:font-size-asian="12.25pt" style:font-weight-asian="normal" style:font-size-complex="14pt" style:font-weight-complex="normal"/>
    </style:style>
    <style:style style:name="P6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style:font-size-asian="12.25pt" style:font-weight-asian="normal" style:font-size-complex="14pt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4a598" officeooo:paragraph-rsid="0044a598" style:font-size-asian="12.25pt" style:font-weight-asian="normal" style:font-size-complex="14pt" style:font-weight-complex="normal"/>
    </style:style>
    <style:style style:name="P7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7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style:font-size-asian="12.25pt" style:font-weight-asian="normal" style:font-size-complex="14pt" style:font-weight-complex="normal"/>
    </style:style>
    <style:style style:name="P7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style:font-size-asian="12.25pt" style:font-weight-asian="normal" style:font-size-complex="14pt" style:font-weight-complex="normal"/>
    </style:style>
    <style:style style:name="P7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f16c9" officeooo:paragraph-rsid="004f16c9" style:font-size-asian="12.25pt" style:font-weight-asian="normal" style:font-size-complex="14pt" style:font-weight-complex="normal"/>
    </style:style>
    <style:style style:name="P7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0f4fe" officeooo:paragraph-rsid="0050f4fe" style:font-size-asian="12.25pt" style:font-weight-asian="normal" style:font-size-complex="14pt" style:font-weight-complex="normal"/>
    </style:style>
    <style:style style:name="P7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3afd0" officeooo:paragraph-rsid="0053afd0" style:font-size-asian="12.25pt" style:font-weight-asian="normal" style:font-size-complex="14pt" style:font-weight-complex="normal"/>
    </style:style>
    <style:style style:name="P7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58b1a" style:font-size-asian="12.25pt" style:font-weight-asian="normal" style:font-size-complex="14pt" style:font-weight-complex="normal"/>
    </style:style>
    <style:style style:name="P7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style:font-size-asian="12.25pt" style:font-weight-asian="normal" style:font-size-complex="14pt" style:font-weight-complex="normal"/>
    </style:style>
    <style:style style:name="P7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72d38" officeooo:paragraph-rsid="00572d38" style:font-size-asian="12.25pt" style:font-weight-asian="normal" style:font-size-complex="14pt" style:font-weight-complex="normal"/>
    </style:style>
    <style:style style:name="P8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92798" officeooo:paragraph-rsid="00592798" style:font-size-asian="12.25pt" style:font-weight-asian="normal" style:font-size-complex="14pt" style:font-weight-complex="normal"/>
    </style:style>
    <style:style style:name="P8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8834f" officeooo:paragraph-rsid="0068834f" style:font-size-asian="12.25pt" style:font-weight-asian="normal" style:font-size-complex="14pt" style:font-weight-complex="normal"/>
    </style:style>
    <style:style style:name="P8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f0478" officeooo:paragraph-rsid="006f0478" style:font-size-asian="12.25pt" style:font-weight-asian="normal" style:font-size-complex="14pt" style:font-weight-complex="normal"/>
    </style:style>
    <style:style style:name="P8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6e94eb" officeooo:paragraph-rsid="006e94eb" style:font-size-asian="12.25pt" style:font-weight-asian="normal" style:font-size-complex="14pt" style:font-weight-complex="normal"/>
    </style:style>
    <style:style style:name="P8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29619" officeooo:paragraph-rsid="00729619" style:font-size-asian="12.25pt" style:font-weight-asian="normal" style:font-size-complex="14pt" style:font-weight-complex="normal"/>
    </style:style>
    <style:style style:name="P8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481d7" officeooo:paragraph-rsid="007481d7" style:font-size-asian="12.25pt" style:font-weight-asian="normal" style:font-size-complex="14pt" style:font-weight-complex="normal"/>
    </style:style>
    <style:style style:name="P8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5b02b" officeooo:paragraph-rsid="0075b02b" style:font-size-asian="12.25pt" style:font-weight-asian="normal" style:font-size-complex="14pt" style:font-weight-complex="normal"/>
    </style:style>
    <style:style style:name="P8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2ea5d" officeooo:paragraph-rsid="0082ea5d" style:font-size-asian="12.25pt" style:font-weight-asian="normal" style:font-size-complex="14pt" style:font-weight-complex="normal"/>
    </style:style>
    <style:style style:name="P8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4a191" officeooo:paragraph-rsid="0084a191" style:font-size-asian="12.25pt" style:font-weight-asian="normal" style:font-size-complex="14pt" style:font-weight-complex="normal"/>
    </style:style>
    <style:style style:name="P89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decfb" officeooo:paragraph-rsid="007decfb" style:font-size-asian="12.25pt" style:font-weight-asian="normal" style:font-size-complex="14pt" style:font-weight-complex="normal"/>
    </style:style>
    <style:style style:name="P90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e5bba" officeooo:paragraph-rsid="007e5bba" style:font-size-asian="12.25pt" style:font-weight-asian="normal" style:font-size-complex="14pt" style:font-weight-complex="normal"/>
    </style:style>
    <style:style style:name="P9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fc086" officeooo:paragraph-rsid="007fc086" style:font-size-asian="12.25pt" style:font-weight-asian="normal" style:font-size-complex="14pt" style:font-weight-complex="normal"/>
    </style:style>
    <style:style style:name="P9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c2c79" officeooo:paragraph-rsid="007c2c79" style:font-size-asian="12.25pt" style:font-weight-asian="normal" style:font-size-complex="14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86da6" officeooo:paragraph-rsid="00286da6" fo:background-color="#77bc65" style:font-size-asian="12.25pt" style:font-weight-asian="normal" style:font-size-complex="14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2.25pt" style:font-weight-asian="normal" style:font-size-complex="14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font-size="14pt" fo:language="ru" fo:country="RU" fo:font-weight="normal" officeooo:rsid="00240c09" officeooo:paragraph-rsid="00240c09" fo:background-color="#77bc65" style:font-size-asian="14pt" style:font-weight-asian="normal" style:font-size-complex="14pt" style:font-weight-complex="normal"/>
    </style:style>
    <style:style style:name="P96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cb035" officeooo:paragraph-rsid="002cb035" style:font-size-asian="14pt" style:font-weight-asian="normal" style:font-size-complex="14pt" style:font-weight-complex="normal"/>
    </style:style>
    <style:style style:name="P97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3623" officeooo:paragraph-rsid="002e3623" style:font-size-asian="14pt" style:font-weight-asian="normal" style:font-size-complex="14pt" style:font-weight-complex="normal"/>
    </style:style>
    <style:style style:name="P98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ef7df" officeooo:paragraph-rsid="002ef7df" style:font-size-asian="14pt" style:font-weight-asian="normal" style:font-size-complex="14pt" style:font-weight-complex="normal"/>
    </style:style>
    <style:style style:name="P99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34f83b" officeooo:paragraph-rsid="0034f83b" style:font-size-asian="14pt" style:font-weight-asian="normal" style:font-size-complex="14pt" style:font-weight-complex="normal"/>
    </style:style>
    <style:style style:name="P100" style:family="paragraph" style:parent-style-name="Standard" style:list-style-name="L7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101" style:family="paragraph" style:parent-style-name="Standard" style:list-style-name="L8">
      <style:paragraph-properties fo:line-height="100%" fo:text-align="start" style:justify-single-word="false"/>
      <style:text-properties fo:font-size="14pt" fo:language="ru" fo:country="RU" fo:font-weight="normal" officeooo:rsid="0034f83b" officeooo:paragraph-rsid="00373fa7" style:font-size-asian="14pt" style:font-weight-asian="normal" style:font-size-complex="14pt" style:font-weight-complex="normal"/>
    </style:style>
    <style:style style:name="P102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normal" officeooo:rsid="002f38c4" officeooo:paragraph-rsid="002f38c4" style:font-size-asian="14pt" style:font-weight-asian="normal" style:font-size-complex="14pt" style:font-weight-complex="normal"/>
    </style:style>
    <style:style style:name="P10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style:font-size-asian="14pt" style:font-weight-asian="normal" style:font-size-complex="14pt" style:font-weight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style:font-size-asian="14pt" style:font-weight-asian="normal" style:font-size-complex="14pt" style:font-weight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ace3e" officeooo:paragraph-rsid="003ace3e" style:font-size-asian="14pt" style:font-weight-asian="normal" style:font-size-complex="14pt" style:font-weight-complex="normal"/>
    </style:style>
    <style:style style:name="P10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85f483" officeooo:paragraph-rsid="0085f483" style:font-size-asian="14pt" style:font-weight-asian="normal" style:font-size-complex="14pt" style:font-weight-complex="normal"/>
    </style:style>
    <style:style style:name="P10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9fd78" officeooo:paragraph-rsid="0079fd78" style:font-size-asian="14pt" style:font-weight-asian="normal" style:font-size-complex="14pt" style:font-weight-complex="normal"/>
    </style:style>
    <style:style style:name="P10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7baad2" officeooo:paragraph-rsid="007baad2" style:font-size-asian="14pt" style:font-weight-asian="normal" style:font-size-complex="14pt" style:font-weight-complex="normal"/>
    </style:style>
    <style:style style:name="P10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7500" officeooo:paragraph-rsid="00397500" fo:background-color="#729fcf" style:font-size-asian="14pt" style:font-weight-asian="normal" style:font-size-complex="14pt" style:font-weight-complex="normal"/>
    </style:style>
    <style:style style:name="P11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399b40" officeooo:paragraph-rsid="00399b40" fo:background-color="#729fcf" style:font-size-asian="14pt" style:font-weight-asian="normal" style:font-size-complex="14pt" style:font-weight-complex="normal"/>
    </style:style>
    <style:style style:name="P11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normal" officeooo:rsid="0043c8f7" officeooo:paragraph-rsid="0043c8f7" fo:background-color="#729fcf" style:font-size-asian="12.25pt" style:font-weight-asian="normal" style:font-size-complex="14pt" style:font-weight-complex="normal"/>
    </style:style>
    <style:style style:name="P11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729fcf" style:font-size-asian="12.25pt" style:font-weight-asian="normal" style:font-size-complex="14pt" style:font-weight-complex="normal"/>
    </style:style>
    <style:style style:name="P113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58b1a" officeooo:paragraph-rsid="00563aae" fo:background-color="#729fcf" style:font-size-asian="12.25pt" style:font-weight-asian="normal" style:font-size-complex="14pt" style:font-weight-complex="normal"/>
    </style:style>
    <style:style style:name="P114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53c8f" officeooo:paragraph-rsid="00453c8f" fo:background-color="#ffff00" style:font-size-asian="12.25pt" style:font-weight-asian="normal" style:font-size-complex="14pt" style:font-weight-complex="normal"/>
    </style:style>
    <style:style style:name="P11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4efdc5" officeooo:paragraph-rsid="004efdc5" fo:background-color="#ffff00" style:font-size-asian="12.25pt" style:font-weight-asian="normal" style:font-size-complex="14pt" style:font-weight-complex="normal"/>
    </style:style>
    <style:style style:name="P11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normal" officeooo:rsid="00563aae" officeooo:paragraph-rsid="00563aae" fo:background-color="#ffff00" style:font-size-asian="12.25pt" style:font-weight-asian="normal" style:font-size-complex="14pt" style:font-weight-complex="normal"/>
    </style:style>
    <style:style style:name="P117" style:family="paragraph" style:parent-style-name="Standard" style:list-style-name="L6">
      <style:paragraph-properties fo:line-height="100%" fo:text-align="start" style:justify-single-word="false"/>
      <style:text-properties fo:font-size="14pt" fo:language="ru" fo:country="RU" fo:font-weight="bold" officeooo:rsid="002e3623" officeooo:paragraph-rsid="002e3623" style:font-size-asian="14pt" style:font-weight-asian="bold" style:font-size-complex="14pt" style:font-weight-complex="bold"/>
    </style:style>
    <style:style style:name="P118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4pt" style:font-weight-asian="bold" style:font-size-complex="14pt" style:font-weight-complex="bold"/>
    </style:style>
    <style:style style:name="P119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99b40" officeooo:paragraph-rsid="00399b40" style:font-size-asian="14pt" style:font-weight-asian="bold" style:font-size-complex="14pt" style:font-weight-complex="bold"/>
    </style:style>
    <style:style style:name="P120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1dd493" officeooo:paragraph-rsid="002f38c4" style:font-size-asian="12.25pt" style:font-weight-asian="bold" style:font-size-complex="14pt" style:font-weight-complex="bold"/>
    </style:style>
    <style:style style:name="P121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37f2bb" officeooo:paragraph-rsid="0037f2bb" style:font-size-asian="12.25pt" style:font-weight-asian="bold" style:font-size-complex="14pt" style:font-weight-complex="bold"/>
    </style:style>
    <style:style style:name="P122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6d4c" officeooo:paragraph-rsid="00416d4c" style:font-size-asian="12.25pt" style:font-weight-asian="bold" style:font-size-complex="14pt" style:font-weight-complex="bold"/>
    </style:style>
    <style:style style:name="P123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1ea1b" officeooo:paragraph-rsid="0041ea1b" style:font-size-asian="12.25pt" style:font-weight-asian="bold" style:font-size-complex="14pt" style:font-weight-complex="bold"/>
    </style:style>
    <style:style style:name="P124" style:family="paragraph" style:parent-style-name="Standard" style:list-style-name="L6">
      <style:paragraph-properties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25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453c8f" officeooo:paragraph-rsid="00453c8f" style:font-size-asian="12.25pt" style:font-weight-asian="bold" style:font-size-complex="14pt" style:font-weight-complex="bold"/>
    </style:style>
    <style:style style:name="P126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72d38" officeooo:paragraph-rsid="00572d38" style:font-size-asian="12.25pt" style:font-weight-asian="bold" style:font-size-complex="14pt" style:font-weight-complex="bold"/>
    </style:style>
    <style:style style:name="P127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5e30db" officeooo:paragraph-rsid="005e30db" style:font-size-asian="12.25pt" style:font-weight-asian="bold" style:font-size-complex="14pt" style:font-weight-complex="bold"/>
    </style:style>
    <style:style style:name="P128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fo:language="ru" fo:country="RU" fo:font-weight="bold" officeooo:rsid="006e8b60" officeooo:paragraph-rsid="006e8b60" style:font-size-asian="12.25pt" style:font-weight-asian="bold" style:font-size-complex="14pt" style:font-weight-complex="bold"/>
    </style:style>
    <style:style style:name="P129" style:family="paragraph" style:parent-style-name="Standard" style:list-style-name="L4">
      <style:paragraph-properties fo:text-align="start" style:justify-single-word="false"/>
      <style:text-properties fo:font-size="14pt" officeooo:paragraph-rsid="00286da6" style:font-size-asian="14pt" style:font-size-complex="14pt"/>
    </style:style>
    <style:style style:name="P130" style:family="paragraph" style:parent-style-name="Standard" style:list-style-name="L6">
      <style:paragraph-properties fo:text-align="start" style:justify-single-word="false"/>
      <style:text-properties fo:font-size="14pt" officeooo:paragraph-rsid="0030ddd4" style:font-size-asian="14pt" style:font-size-complex="14pt"/>
    </style:style>
    <style:style style:name="P131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85f483" officeooo:paragraph-rsid="0085f483" style:font-size-asian="14pt" style:font-size-complex="14pt"/>
    </style:style>
    <style:style style:name="P132" style:family="paragraph" style:parent-style-name="Standard" style:list-style-name="L6">
      <style:paragraph-properties fo:margin-top="0in" fo:margin-bottom="0in" style:contextual-spacing="false" fo:text-align="start" style:justify-single-word="false"/>
      <style:text-properties fo:font-size="14pt" officeooo:rsid="00779c05" officeooo:paragraph-rsid="00779c05" style:font-size-asian="14pt" style:font-size-complex="14pt"/>
    </style:style>
    <style:style style:name="P133" style:family="paragraph" style:parent-style-name="Standard" style:list-style-name="L6">
      <style:paragraph-properties fo:line-height="100%" fo:text-align="start" style:justify-single-word="false"/>
      <style:text-properties fo:font-size="14pt" fo:font-weight="normal" officeooo:rsid="002ef7df" officeooo:paragraph-rsid="002ef7df" style:font-size-asian="14pt" style:font-weight-asian="normal" style:font-size-complex="14pt" style:font-weight-complex="normal"/>
    </style:style>
    <style:style style:name="P134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4pt" style:font-weight-asian="normal" style:font-size-complex="14pt" style:font-weight-complex="normal"/>
    </style:style>
    <style:style style:name="P135" style:family="paragraph" style:parent-style-name="Standard" style:list-style-name="L6">
      <style:paragraph-properties fo:text-align="start" style:justify-single-word="false"/>
      <style:text-properties fo:font-size="14pt" fo:font-weight="normal" officeooo:rsid="00399b40" officeooo:paragraph-rsid="00399b40" style:font-size-asian="14pt" style:font-weight-asian="normal" style:font-size-complex="14pt" style:font-weight-complex="normal"/>
    </style:style>
    <style:style style:name="P136" style:family="paragraph" style:parent-style-name="Standard" style:list-style-name="L6">
      <style:paragraph-properties fo:text-align="start" style:justify-single-word="false"/>
      <style:text-properties fo:font-size="14pt" fo:font-weight="normal" officeooo:rsid="0043c8f7" officeooo:paragraph-rsid="0043c8f7" style:font-size-asian="12.25pt" style:font-weight-asian="normal" style:font-size-complex="14pt" style:font-weight-complex="normal"/>
    </style:style>
    <style:style style:name="P137" style:family="paragraph" style:parent-style-name="Standard" style:list-style-name="L6">
      <style:paragraph-properties fo:text-align="start" style:justify-single-word="false"/>
      <style:text-properties fo:font-size="14pt" officeooo:rsid="00401c3a" officeooo:paragraph-rsid="00401c3a" style:font-size-asian="12.25pt" style:font-size-complex="14pt"/>
    </style:style>
    <style:style style:name="P138" style:family="paragraph" style:parent-style-name="Standard" style:list-style-name="L5">
      <style:paragraph-properties fo:text-align="start" style:justify-single-word="false"/>
      <style:text-properties fo:font-size="12pt" officeooo:paragraph-rsid="00286da6" style:font-size-asian="12pt" style:font-size-complex="12pt"/>
    </style:style>
    <style:style style:name="P139" style:family="paragraph" style:parent-style-name="Standard" style:list-style-name="L5">
      <style:paragraph-properties fo:text-align="start" style:justify-single-word="false"/>
      <style:text-properties fo:font-size="12pt" officeooo:rsid="0027f67a" officeooo:paragraph-rsid="00286da6" style:font-size-asian="12pt" style:font-size-complex="12pt"/>
    </style:style>
    <style:style style:name="P140" style:family="paragraph" style:parent-style-name="Standard" style:list-style-name="L5">
      <style:paragraph-properties fo:text-align="start" style:justify-single-word="false"/>
      <style:text-properties fo:font-size="12pt" fo:language="ru" fo:country="RU" fo:font-weight="normal" officeooo:rsid="0027f67a" officeooo:paragraph-rsid="00286da6" style:font-size-asian="12pt" style:font-weight-asian="normal" style:font-size-complex="12pt" style:font-weight-complex="normal"/>
    </style:style>
    <style:style style:name="P141" style:family="paragraph" style:parent-style-name="Standard" style:list-style-name="L6">
      <style:paragraph-properties fo:line-height="100%" fo:text-align="start" style:justify-single-word="false"/>
      <style:text-properties fo:color="#3465a4" loext:opacity="100%" fo:font-weight="normal" officeooo:paragraph-rsid="002c1e7b" style:font-weight-asian="normal" style:font-weight-complex="normal"/>
    </style:style>
    <style:style style:name="P142" style:family="paragraph" style:parent-style-name="Standard" style:list-style-name="L6">
      <style:paragraph-properties fo:line-height="100%" fo:text-align="start" style:justify-single-word="false"/>
      <style:text-properties fo:font-weight="bold" officeooo:paragraph-rsid="002cb035" style:font-weight-asian="bold" style:font-weight-complex="bold"/>
    </style:style>
    <style:style style:name="P143" style:family="paragraph" style:parent-style-name="Standard" style:list-style-name="L6">
      <style:paragraph-properties fo:line-height="100%" fo:text-align="start" style:justify-single-word="false"/>
      <style:text-properties officeooo:paragraph-rsid="002e3623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27f67a" style:font-weight-asian="normal" style:font-weight-complex="normal"/>
    </style:style>
    <style:style style:name="T4" style:family="text">
      <style:text-properties fo:language="ru" fo:country="RU" fo:font-weight="normal" officeooo:rsid="00240c09" style:font-weight-asian="normal" style:font-weight-complex="normal"/>
    </style:style>
    <style:style style:name="T5" style:family="text">
      <style:text-properties fo:language="ru" fo:country="RU" fo:font-weight="normal" officeooo:rsid="0030ddd4" style:font-weight-asian="normal" style:font-weight-complex="normal"/>
    </style:style>
    <style:style style:name="T6" style:family="text">
      <style:text-properties fo:language="ru" fo:country="RU" fo:font-weight="normal" officeooo:rsid="00416d4c" style:font-weight-asian="normal" style:font-weight-complex="normal"/>
    </style:style>
    <style:style style:name="T7" style:family="text">
      <style:text-properties fo:language="ru" fo:country="RU" fo:font-weight="normal" officeooo:rsid="0045608b" style:font-weight-asian="normal" style:font-weight-complex="normal"/>
    </style:style>
    <style:style style:name="T8" style:family="text">
      <style:text-properties fo:language="ru" fo:country="RU" fo:font-weight="normal" officeooo:rsid="0075b02b" style:font-weight-asian="normal" style:font-weight-complex="normal"/>
    </style:style>
    <style:style style:name="T9" style:family="text">
      <style:text-properties fo:language="ru" fo:country="RU" fo:font-weight="normal" officeooo:rsid="00793a29" style:font-weight-asian="normal" style:font-weight-complex="normal"/>
    </style:style>
    <style:style style:name="T10" style:family="text">
      <style:text-properties fo:language="ru" fo:country="RU" fo:font-weight="normal" officeooo:rsid="0030ddd4" fo:background-color="#ffff00" loext:char-shading-value="0" style:font-weight-asian="normal" style:font-weight-complex="normal"/>
    </style:style>
    <style:style style:name="T11" style:family="text">
      <style:text-properties fo:language="ru" fo:country="RU" fo:font-weight="normal" officeooo:rsid="0032c35f" fo:background-color="#ffff00" loext:char-shading-value="0" style:font-weight-asian="normal" style:font-weight-complex="normal"/>
    </style:style>
    <style:style style:name="T12" style:family="text">
      <style:text-properties fo:language="ru" fo:country="RU" fo:font-weight="normal" officeooo:rsid="007481d7" fo:background-color="#ffff00" loext:char-shading-value="0" style:font-weight-asian="normal" style:font-weight-complex="normal"/>
    </style:style>
    <style:style style:name="T13" style:family="text">
      <style:text-properties fo:language="ru" fo:country="RU" officeooo:rsid="002f38c4"/>
    </style:style>
    <style:style style:name="T14" style:family="text">
      <style:text-properties fo:language="ru" fo:country="RU" officeooo:rsid="0036823e"/>
    </style:style>
    <style:style style:name="T15" style:family="text">
      <style:text-properties fo:language="ru" fo:country="RU" officeooo:rsid="00399b40"/>
    </style:style>
    <style:style style:name="T16" style:family="text">
      <style:text-properties fo:language="ru" fo:country="RU" officeooo:rsid="003ace3e"/>
    </style:style>
    <style:style style:name="T17" style:family="text">
      <style:text-properties fo:language="ru" fo:country="RU" officeooo:rsid="0044a598"/>
    </style:style>
    <style:style style:name="T18" style:family="text">
      <style:text-properties fo:language="ru" fo:country="RU" officeooo:rsid="003e5e09" fo:background-color="#729fcf" loext:char-shading-value="0"/>
    </style:style>
    <style:style style:name="T19" style:family="text">
      <style:text-properties officeooo:rsid="001d3385"/>
    </style:style>
    <style:style style:name="T20" style:family="text">
      <style:text-properties fo:font-weight="bold" officeooo:rsid="00240c09" fo:background-color="#729fcf" loext:char-shading-value="0" style:font-weight-asian="bold" style:font-weight-complex="bold"/>
    </style:style>
    <style:style style:name="T21" style:family="text">
      <style:text-properties fo:font-weight="bold" officeooo:rsid="0022d280" fo:background-color="#f10d0c" loext:char-shading-value="0" style:font-weight-asian="bold" style:font-weight-complex="bold"/>
    </style:style>
    <style:style style:name="T22" style:family="text">
      <style:text-properties fo:font-weight="bold" officeooo:rsid="001d3385" fo:background-color="#1e6a39" loext:char-shading-value="0" style:font-weight-asian="bold" style:font-weight-complex="bold"/>
    </style:style>
    <style:style style:name="T23" style:family="text">
      <style:text-properties officeooo:rsid="001fd3e6"/>
    </style:style>
    <style:style style:name="T24" style:family="text">
      <style:text-properties fo:background-color="#ea7500" loext:char-shading-value="0"/>
    </style:style>
    <style:style style:name="T25" style:family="text">
      <style:text-properties officeooo:rsid="0027f67a"/>
    </style:style>
    <style:style style:name="T26" style:family="text">
      <style:text-properties fo:font-size="14pt" fo:language="ru" fo:country="RU" officeooo:rsid="00286da6" style:font-size-asian="14pt" style:font-size-complex="14pt"/>
    </style:style>
    <style:style style:name="T27" style:family="text">
      <style:text-properties fo:font-size="14pt" fo:language="ru" fo:country="RU" officeooo:rsid="002c1e7b" style:font-size-asian="14pt" style:font-size-complex="14pt"/>
    </style:style>
    <style:style style:name="T28" style:family="text">
      <style:text-properties fo:font-size="14pt" fo:language="ru" fo:country="RU" officeooo:rsid="002cb035" style:font-size-asian="14pt" style:font-size-complex="14pt"/>
    </style:style>
    <style:style style:name="T29" style:family="text">
      <style:text-properties fo:font-size="14pt" fo:language="ru" fo:country="RU" fo:font-style="normal" fo:font-weight="bold" officeooo:rsid="002cb035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size="14pt" fo:language="ru" fo:country="RU" fo:font-style="normal" fo:font-weight="bold" officeooo:rsid="002e3623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officeooo:rsid="002c1e7b"/>
    </style:style>
    <style:style style:name="T32" style:family="text">
      <style:text-properties officeooo:rsid="0030ddd4"/>
    </style:style>
    <style:style style:name="T33" style:family="text">
      <style:text-properties officeooo:rsid="0032c35f"/>
    </style:style>
    <style:style style:name="T34" style:family="text">
      <style:text-properties officeooo:rsid="00341c2a"/>
    </style:style>
    <style:style style:name="T35" style:family="text">
      <style:text-properties officeooo:rsid="0034f83b"/>
    </style:style>
    <style:style style:name="T36" style:family="text">
      <style:text-properties officeooo:rsid="0035af59"/>
    </style:style>
    <style:style style:name="T37" style:family="text">
      <style:text-properties officeooo:rsid="0035dd6e"/>
    </style:style>
    <style:style style:name="T38" style:family="text">
      <style:text-properties officeooo:rsid="0038c3f2"/>
    </style:style>
    <style:style style:name="T39" style:family="text">
      <style:text-properties officeooo:rsid="0044a598"/>
    </style:style>
    <style:style style:name="T40" style:family="text">
      <style:text-properties officeooo:rsid="004f16c9"/>
    </style:style>
    <style:style style:name="T41" style:family="text">
      <style:text-properties officeooo:rsid="0053afd0"/>
    </style:style>
    <style:style style:name="T42" style:family="text">
      <style:text-properties officeooo:rsid="00558b1a"/>
    </style:style>
    <style:style style:name="T43" style:family="text">
      <style:text-properties officeooo:rsid="00563aae"/>
    </style:style>
    <style:style style:name="T44" style:family="text">
      <style:text-properties officeooo:rsid="00572d38"/>
    </style:style>
    <style:style style:name="T45" style:family="text">
      <style:text-properties officeooo:rsid="00592798"/>
    </style:style>
    <style:style style:name="T46" style:family="text">
      <style:text-properties officeooo:rsid="005a725f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697748"/>
    </style:style>
    <style:style style:name="T49" style:family="text">
      <style:text-properties officeooo:rsid="0069a106"/>
    </style:style>
    <style:style style:name="T50" style:family="text">
      <style:text-properties officeooo:rsid="006f0478"/>
    </style:style>
    <style:style style:name="T51" style:family="text">
      <style:text-properties officeooo:rsid="0070fa02"/>
    </style:style>
    <style:style style:name="T52" style:family="text">
      <style:text-properties officeooo:rsid="0075b02b"/>
    </style:style>
    <style:style style:name="T53" style:family="text">
      <style:text-properties officeooo:rsid="007c2c79"/>
    </style:style>
    <style:style style:name="T54" style:family="text">
      <style:text-properties officeooo:rsid="007decfb"/>
    </style:style>
    <style:style style:name="T55" style:family="text">
      <style:text-properties officeooo:rsid="007e5bba"/>
    </style:style>
    <style:style style:name="T56" style:family="text">
      <style:text-properties officeooo:rsid="007fc086"/>
    </style:style>
    <style:style style:name="T57" style:family="text">
      <style:text-properties officeooo:rsid="0084a191"/>
    </style:style>
    <style:style style:name="T58" style:family="text">
      <style:text-properties officeooo:rsid="0085f48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5" text:style-name="Bullet_20_Symbols" loext:num-list-format="%5%" text:bullet-char="▹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loext:num-list-format="%3%" text:bullet-char="‡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ограмма для изучения новых слов</text:p>
      <text:p text:style-name="P1"/>
      <text:p text:style-name="P1"/>
      <text:p text:style-name="P1"/>
      <text:p text:style-name="P1"/>
      <text:p text:style-name="P1"/>
      <text:p text:style-name="P1">Техническое задание</text:p>
      <text:p text:style-name="P1"/>
      <text:p text:style-name="P6"><text:tab/><text:span text:style-name="T24">Какие задачи должна решать программа?</text:span></text:p>
      <text:p text:style-name="P6"/>
      <text:list xml:id="list3604642812" text:style-name="L1">
        <text:list-item>
          <text:p text:style-name="P47">Программа должна экономить время человека учащего иностранные слова. <text:span text:style-name="T19">Все рутинные задачи которые появляются в процессе изучения новых слов, но при этом никак не способствующие ускорению обучения должны решаться программой. </text:span></text:p>
        </text:list-item>
      </text:list>
      <text:p text:style-name="P20"/>
      <text:p text:style-name="P20"><text:tab/><text:span text:style-name="T22">Какие функции должна выполнять программа?</text:span></text:p>
      <text:p text:style-name="P9"/>
      <text:list xml:id="list3157438620" text:style-name="L2">
        <text:list-item>
          <text:p text:style-name="P48">Быстро показывать перевод слова.</text:p>
        </text:list-item>
        <text:list-item>
          <text:p text:style-name="P48">Сортировать слова в хаотичном порядке.</text:p>
        </text:list-item>
        <text:list-item>
          <text:p text:style-name="P48">Для повторения ранее изученных слов должна быть возможность перемещаться между списками слов.</text:p>
        </text:list-item>
        <text:list-item>
          <text:p text:style-name="P48">Для слов которые очень тяжело учатся должна быть возможность выделить именно их <text:span text:style-name="T23">для изучения</text:span>— чтобы не тратить время на те слова что уже хорошо выучены.</text:p>
        </text:list-item>
        <text:list-item>
          <text:p text:style-name="P48">Получать слова из Github-репозитория.</text:p>
        </text:list-item>
        <text:list-item>
          <text:p text:style-name="P48">Отправлять новые слова на Github-репозиторий.</text:p>
        </text:list-item>
        <text:list-item>
          <text:p text:style-name="P48">Иметь удобный редактор для создания нового списка слов.</text:p>
        </text:list-item>
        <text:list-item>
          <text:p text:style-name="P49">Иметь возможность редактировать уже созданный список.</text:p>
        </text:list-item>
        <text:list-item>
          <text:p text:style-name="P51">Иметь возможность находить списки, перевод или исходные слова по искомому значению.</text:p>
        </text:list-item>
        <text:list-item>
          <text:p text:style-name="P51">Иметь возможность сортировать списки по дате. </text:p>
        </text:list-item>
        <text:list-item>
          <text:p text:style-name="P51">Иметь возможность делить слишком большой список на временные более маленькие списки.</text:p>
        </text:list-item>
        <text:list-item>
          <text:p text:style-name="P51">Иметь возможность обьединять маленькие списки во временный большой список для удобства изучения.</text:p>
        </text:list-item>
        <text:list-item>
          <text:p text:style-name="P53">Общие сведения.</text:p>
        </text:list-item>
        <text:list-item>
          <text:p text:style-name="P55">Иметь возможность переключаться между языками.</text:p>
        </text:list-item>
      </text:list>
      <text:p text:style-name="P21"/>
      <text:p text:style-name="P21"><text:tab/><text:span text:style-name="T21">В какие сроки должна быть реализована программа?</text:span></text:p>
      <text:p text:style-name="P21"/>
      <text:list xml:id="list3576529703" text:style-name="L3">
        <text:list-item>
          <text:p text:style-name="P50">По <text:span text:style-name="T39">24</text:span> сентября 2024 года.</text:p>
        </text:list-item>
      </text:list>
      <text:p text:style-name="P22"/>
      <text:p text:style-name="P23"><text:soft-page-break/></text:p>
      <text:p text:style-name="P23"><text:tab/><text:span text:style-name="T20">Порядок реализации программы.</text:span></text:p>
      <text:p text:style-name="P10"/>
      <text:list xml:id="list20392173" text:style-name="L4">
        <text:list-item>
          <text:p text:style-name="P93">Определить исходя из описанных функций программы необходимые для ее работы кнопки <text:span text:style-name="T31">и жесты</text:span>.</text:p>
        </text:list-item>
        <text:list-item>
          <text:p text:style-name="P129"><text:span text:style-name="T7">В процессе разработки о</text:span><text:span text:style-name="T4">пределить соглашение по именованию:</text:span></text:p>
        </text:list-item>
      </text:list>
      <text:list xml:id="list3707622952" text:style-name="L5">
        <text:list-item>
          <text:list>
            <text:list-item>
              <text:p text:style-name="P138"><text:span text:style-name="T3">CSS-классов</text:span><text:span text:style-name="T4">,</text:span></text:p>
            </text:list-item>
            <text:list-item>
              <text:p text:style-name="P139"><text:span text:style-name="T4">F</text:span><text:span text:style-name="T2">rontend классов и функций,</text:span></text:p>
            </text:list-item>
            <text:list-item>
              <text:p text:style-name="P140">Backend классов и функций,</text:p>
            </text:list-item>
            <text:list-item>
              <text:p text:style-name="P139">баз данных.</text:p>
            </text:list-item>
          </text:list>
        </text:list-item>
      </text:list>
      <text:list xml:id="list194918587637424" text:continue-list="list20392173" text:style-name="L4">
        <text:list-item>
          <text:p text:style-name="P94">Развернуть Git-сервер на старом ноутбуке.</text:p>
        </text:list-item>
        <text:list-item>
          <text:p text:style-name="P95">Протестировать работоспособность и правильность настройки Git-сервера на тестовом репозитории.</text:p>
        </text:list-item>
        <text:list-item>
          <text:p text:style-name="P56">Сверстать дизайн для компьютерной версии, телефона и планшета.</text:p>
        </text:list-item>
        <text:list-item>
          <text:p text:style-name="P56">Написать <text:span text:style-name="T25">unit-</text:span>тесты для frontend функционала.</text:p>
        </text:list-item>
        <text:list-item>
          <text:p text:style-name="P56">Написать <text:span text:style-name="T25">unit-</text:span>тесты для backend функционала.</text:p>
        </text:list-item>
        <text:list-item>
          <text:p text:style-name="P57">Написать интеграционные тесты для проверки правильности настройки и работы баз данных.</text:p>
        </text:list-item>
        <text:list-item>
          <text:p text:style-name="P57">Реализовать логику frontend функционала.</text:p>
        </text:list-item>
        <text:list-item>
          <text:p text:style-name="P57">Реализовать логику backend функционала.</text:p>
        </text:list-item>
      </text:list>
      <text:p text:style-name="P29"/>
      <text:p text:style-name="P29"/>
      <text:p text:style-name="P29"/>
      <text:p text:style-name="P4"/>
      <text:p text:style-name="P4"/>
      <text:p text:style-name="P4"/>
      <text:p text:style-name="P5"/>
      <text:p text:style-name="P5"/>
      <text:p text:style-name="P3">Реализация программы</text:p>
      <text:p text:style-name="P45"/>
      <text:list xml:id="list2889969788" text:style-name="L6">
        <text:list-item>
          <text:p text:style-name="P141"><text:span text:style-name="T26">Определить исходя из описанных функций программы необходимые для ее работы кнопки </text:span><text:span text:style-name="T27">и жесты</text:span><text:span text:style-name="T26">.</text:span></text:p>
        </text:list-item>
      </text:list>
      <text:p text:style-name="P46"/>
      <text:list xml:id="list194919781403837" text:continue-numbering="true" text:style-name="L6">
        <text:list-item>
          <text:list>
            <text:list-item>
              <text:p text:style-name="P142"><text:span text:style-name="T27">Быстро пока</text:span><text:span text:style-name="T28">зывать перевод слова.</text:span></text:p>
            </text:list-item>
          </text:list>
        </text:list-item>
      </text:list>
      <text:p text:style-name="P16"/>
      <text:list xml:id="list194920374418324" text:continue-numbering="true" text:style-name="L6">
        <text:list-item>
          <text:list>
            <text:list-item>
              <text:list>
                <text:list-item>
                  <text:p text:style-name="P58">Компьютерная версия:</text:p>
                  <text:list>
                    <text:list-item>
                      <text:p text:style-name="P96">по нажатию на пробел.</text:p>
                    </text:list-item>
                    <text:list-item>
                      <text:p text:style-name="P96">по одиночному клику на левую кнопку мыши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94919679208430" text:continue-numbering="true" text:style-name="L6">
        <text:list-item>
          <text:list>
            <text:list-item>
              <text:list>
                <text:list-item>
                  <text:p text:style-name="P58">Планшет:</text:p>
                  <text:list>
                    <text:list-item>
                      <text:p text:style-name="P96">по одиночному тапу на экран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94918533942825" text:continue-numbering="true" text:style-name="L6">
        <text:list-item>
          <text:list>
            <text:list-item>
              <text:list>
                <text:list-item>
                  <text:p text:style-name="P96">Телефон:</text:p>
                  <text:list>
                    <text:list-item>
                      <text:p text:style-name="P96"><text:soft-page-break/>по одиночному тапу на экран</text:p>
                    </text:list-item>
                  </text:list>
                </text:list-item>
              </text:list>
            </text:list-item>
            <text:list-item>
              <text:p text:style-name="P143"><text:span text:style-name="T29">Сортировать </text:span><text:span text:style-name="T30">слова в хаотичном порядке.</text:span></text:p>
            </text:list-item>
          </text:list>
        </text:list-item>
      </text:list>
      <text:p text:style-name="P43"/>
      <text:list xml:id="list194918402247627" text:continue-numbering="true" text:style-name="L6">
        <text:list-item>
          <text:list>
            <text:list-item>
              <text:list>
                <text:list-item>
                  <text:p text:style-name="P59">Компьютерная версия:</text:p>
                  <text:list>
                    <text:list-item>
                      <text:p text:style-name="P97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94920310557686" text:continue-numbering="true" text:style-name="L6">
        <text:list-item>
          <text:list>
            <text:list-item>
              <text:list>
                <text:list-item>
                  <text:p text:style-name="P97">Планшет:</text:p>
                  <text:list>
                    <text:list-item>
                      <text:p text:style-name="P97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94920347215510" text:continue-numbering="true" text:style-name="L6">
        <text:list-item>
          <text:list>
            <text:list-item>
              <text:list>
                <text:list-item>
                  <text:p text:style-name="P97">Телефон:</text:p>
                  <text:list>
                    <text:list-item>
                      <text:p text:style-name="P97">при стандартном обновлении страницы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list xml:id="list194919628990750" text:continue-numbering="true" text:style-name="L6">
        <text:list-item>
          <text:list>
            <text:list-item>
              <text:p text:style-name="P117">Для повторения ранее изученных слов должна быть возможность перемещаться между списками слов.</text:p>
            </text:list-item>
          </text:list>
        </text:list-item>
      </text:list>
      <text:p text:style-name="P17"/>
      <text:list xml:id="list194919093329723" text:continue-numbering="true" text:style-name="L6">
        <text:list-item>
          <text:list>
            <text:list-item>
              <text:list>
                <text:list-item>
                  <text:p text:style-name="P98">Компьютерная версия:</text:p>
                  <text:list>
                    <text:list-item>
                      <text:p text:style-name="P98"><text:span text:style-name="T47">панель справа содержит ссылки на списки слов</text:span>, наименование ссылок это дата создания списка</text:p>
                    </text:list-item>
                    <text:list-item>
                      <text:p text:style-name="P99">по умолчанию выбранный список это последний созданный список</text:p>
                    </text:list-item>
                    <text:list-item>
                      <text:p text:style-name="P99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94918921936711" text:continue-numbering="true" text:style-name="L6">
        <text:list-item>
          <text:list>
            <text:list-item>
              <text:list>
                <text:list-item>
                  <text:p text:style-name="P98">Планшет:</text:p>
                  <text:list>
                    <text:list-item>
                      <text:p text:style-name="P133"><text:span text:style-name="T1">при помощи свайпа вправо открывается панель со ссылками на списки слов, занимает часть экрана, слегка затемняя основную страницу, </text:span><text:span text:style-name="T14">наименование ссылок это дата создания списка</text:span></text:p>
                    </text:list-item>
                    <text:list-item>
                      <text:p text:style-name="P98">свайпом влево панель со ссылками скрывается возвращаясь обратно</text:p>
                    </text:list-item>
                    <text:list-item>
                      <text:p text:style-name="P133"><text:span text:style-name="T1">при </text:span><text:span text:style-name="T13">нажатии на затемненную часть экрана панель со ссылками скрывается возвращаясь обратно как при свайпе влево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21344251" text:style-name="L7">
        <text:list-item>
          <text:list>
            <text:list-item>
              <text:list>
                <text:list-item>
                  <text:list>
                    <text:list-item>
                      <text:p text:style-name="P100">по умолчанию выбранный список это последний созданный список</text:p>
                    </text:list-item>
                    <text:list-item>
                      <text:p text:style-name="P100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list xml:id="list194919615087110" text:continue-list="list194918921936711" text:style-name="L6">
        <text:list-item>
          <text:list>
            <text:list-item>
              <text:list>
                <text:list-item>
                  <text:p text:style-name="P98">Телефон:</text:p>
                  <text:list>
                    <text:list-item>
                      <text:p text:style-name="P133"><text:span text:style-name="T1">при помощи свайпа вправо открывается панель со ссылками на списки слов, </text:span><text:span text:style-name="T13">занимает весь экран</text:span></text:p>
                    </text:list-item>
                    <text:list-item>
                      <text:p text:style-name="P102">свайпом влево панель со ссылками на списки слов скрывается возвращаясь обратно</text:p>
                    </text:list-item>
                  </text:list>
                </text:list-item>
              </text:list>
            </text:list-item>
          </text:list>
        </text:list-item>
      </text:list>
      <text:list xml:id="list29181056" text:style-name="L8">
        <text:list-item>
          <text:list>
            <text:list-item>
              <text:list>
                <text:list-item>
                  <text:list>
                    <text:list-item>
                      <text:p text:style-name="P101">по умолчанию выбранный список это последний созданный список</text:p>
                    </text:list-item>
                    <text:list-item>
                      <text:p text:style-name="P101">выбранный список выделен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44"/>
      <text:p text:style-name="P44"/>
      <text:p text:style-name="P44"/>
      <text:p text:style-name="P44"><text:soft-page-break/></text:p>
      <text:list xml:id="list194919811357349" text:continue-list="list194919615087110" text:style-name="L6">
        <text:list-item>
          <text:list>
            <text:list-item>
              <text:p text:style-name="P120">Для слов которые очень тяжело учатся должна быть возможность выделить именно их <text:span text:style-name="T23">для изучения </text:span>— чтобы не тратить время на те слова что уже хорошо выучены.</text:p>
            </text:list-item>
          </text:list>
        </text:list-item>
      </text:list>
      <text:p text:style-name="P7"/>
      <text:list xml:id="list194919723641500" text:continue-numbering="true" text:style-name="L6">
        <text:list-item>
          <text:list>
            <text:list-item>
              <text:list>
                <text:list-item>
                  <text:p text:style-name="P60">Компьютерная версия:</text:p>
                  <text:list>
                    <text:list-item>
                      <text:p text:style-name="P60">одиночным кликом правой кнопкой мыши выделяется труднозапоминающееся слово, такие слова <text:span text:style-name="T32">имеют</text:span> фон текста отличающегося от обычных слов</text:p>
                    </text:list-item>
                    <text:list-item>
                      <text:p text:style-name="P61">на панели со ссылками в самой верхней ее части <text:span text:style-name="T35">при наличии выделенных слов имеется кнопка «создать подсписок», когда выделенных слов нет — нет и кнопки</text:span></text:p>
                    </text:list-item>
                    <text:list-item>
                      <text:p text:style-name="P130"><text:span text:style-name="T5">«подсписок трудных слов» можно создать и из такого же «подсписка», </text:span><text:span text:style-name="T10">«подсписок подсписка» находится в той же области </text:span><text:span text:style-name="T11">(между верхней област</text:span><text:span text:style-name="T12">ью</text:span><text:span text:style-name="T11"> кнопок и нижней област</text:span><text:span text:style-name="T12">ью</text:span><text:span text:style-name="T11"> основных списков)</text:span><text:span text:style-name="T10"> </text:span><text:span text:style-name="T11">где и его родительский подсписок но порядком выше его</text:span></text:p>
                    </text:list-item>
                    <text:list-item>
                      <text:p text:style-name="P62">при наведении на ссылку списка появляется кнопка удаления «подсписка»</text:p>
                    </text:list-item>
                    <text:list-item>
                      <text:p text:style-name="P63">выбра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94920094755644" text:continue-numbering="true" text:style-name="L6">
        <text:list-item>
          <text:list>
            <text:list-item>
              <text:list>
                <text:list-item>
                  <text:p text:style-name="P60">Планшет:</text:p>
                  <text:list>
                    <text:list-item>
                      <text:p text:style-name="P60">удерживание пальца на слове выдел<text:span text:style-name="T33">яет его как труднозапоминающееся</text:span></text:p>
                    </text:list-item>
                    <text:list-item>
                      <text:p text:style-name="P64">если выделено хотя бы одно слово — <text:span text:style-name="T34">внизу</text:span> появляется кнопка «создать <text:span text:style-name="T37">под</text:span>список»</text:p>
                    </text:list-item>
                    <text:list-item>
                      <text:p text:style-name="P63">на открытой панели, <text:span text:style-name="T36">в области «подсписков» — кнопка удаления «подсписка» есть всегда и находится напротив ссылки на «подсписок»</text:span></text:p>
                    </text:list-item>
                    <text:list-item>
                      <text:p text:style-name="P65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194918709442091" text:continue-numbering="true" text:style-name="L6">
        <text:list-item>
          <text:list>
            <text:list-item>
              <text:list>
                <text:list-item>
                  <text:p text:style-name="P65">Телефон:</text:p>
                  <text:list>
                    <text:list-item>
                      <text:p text:style-name="P65">удерживание пальца на слове выделяет его как трудное</text:p>
                    </text:list-item>
                    <text:list-item>
                      <text:p text:style-name="P65">если выделено хотя бы одно слово — внизу появляется кнопка «создать подсписок»</text:p>
                    </text:list-item>
                    <text:list-item>
                      <text:p text:style-name="P65">на открытой панели, в области «подсписков» - кнопка кдаления «подсписка» есть всегда и находится напротив ссылки на «подсписок»</text:p>
                    </text:list-item>
                    <text:list-item>
                      <text:p text:style-name="P65">выбранный «подсписок» выделяется зеленым цветом</text:p>
                    </text:list-item>
                  </text:list>
                </text:list-item>
              </text:list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list xml:id="list194918922675756" text:continue-numbering="true" text:style-name="L6">
        <text:list-item>
          <text:list>
            <text:list-item>
              <text:p text:style-name="P121">Получать слова из Github-репозитория. <text:span text:style-name="T38">&amp;&amp;</text:span></text:p>
            </text:list-item>
            <text:list-item>
              <text:p text:style-name="P118">Оправлять новые слова на Github-репозиторий.</text:p>
            </text:list-item>
          </text:list>
        </text:list-item>
      </text:list>
      <text:p text:style-name="P18"/>
      <text:list xml:id="list194919259929931" text:continue-numbering="true" text:style-name="L6">
        <text:list-item>
          <text:list>
            <text:list-item>
              <text:list>
                <text:list-item>
                  <text:p text:style-name="P103">Компьютерная версия:</text:p>
                  <text:list>
                    <text:list-item>
                      <text:p text:style-name="P109">на правой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94920124506162" text:continue-numbering="true" text:style-name="L6">
        <text:list-item>
          <text:list>
            <text:list-item>
              <text:list>
                <text:list-item>
                  <text:p text:style-name="P103">Планшет:</text:p>
                  <text:list>
                    <text:list-item>
                      <text:p text:style-name="P103">на выдвигающейся панели в самой верхней ее части есть кнопка синхронизации, при нажатии на нее — когда новые слова есть на github, но отсутствуют локально то данные загрузятся, если наоборот — отправятся</text:p>
                    </text:list-item>
                  </text:list>
                </text:list-item>
              </text:list>
            </text:list-item>
          </text:list>
        </text:list-item>
      </text:list>
      <text:p text:style-name="P40"/>
      <text:list xml:id="list194918574790147" text:continue-numbering="true" text:style-name="L6">
        <text:list-item>
          <text:list>
            <text:list-item>
              <text:list>
                <text:list-item>
                  <text:p text:style-name="P103">Телефон:</text:p>
                  <text:list>
                    <text:list-item>
                      <text:p text:style-name="P134"><text:span text:style-name="T15">С</text:span><text:span text:style-name="T1">м. Планшет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list xml:id="list194920500733127" text:continue-numbering="true" text:style-name="L6">
        <text:list-item>
          <text:list>
            <text:list-item>
              <text:p text:style-name="P119">Иметь удобный редактор для создания нового списка слов.</text:p>
            </text:list-item>
          </text:list>
        </text:list-item>
      </text:list>
      <text:p text:style-name="P19"/>
      <text:list xml:id="list194918599200792" text:continue-numbering="true" text:style-name="L6">
        <text:list-item>
          <text:list>
            <text:list-item>
              <text:list>
                <text:list-item>
                  <text:p text:style-name="P104">Компьютерная версия:</text:p>
                  <text:list>
                    <text:list-item>
                      <text:p text:style-name="P110">на правой панели в самой верхней ее части есть кнопка «+» для создания нового списка слов</text:p>
                    </text:list-item>
                    <text:list-item>
                      <text:p text:style-name="P135"><text:span text:style-name="T1">после открытия пространства для создания нового списка слов — сслыки на уже существующие списки становятся неактивными, </text:span><text:span text:style-name="T16">появляется кнопка «сохранить список», </text:span><text:span text:style-name="T18">а также кнопка «+» меняется на крестик для отмены изменений</text:span></text:p>
                    </text:list-item>
                    <text:list-item>
                      <text:p text:style-name="P105">при нажатии на кнопку «сохранить список» выполняется проверка на:</text:p>
                      <text:list>
                        <text:list-item>
                          <text:p text:style-name="P105">наличие содержимого в списке в принципе</text:p>
                        </text:list-item>
                        <text:list-item>
                          <text:p text:style-name="P105">соответствие количества исходных строк — количеству строк в переводе</text:p>
                        </text:list-item>
                      </text:list>
                    </text:list-item>
                    <text:list-item>
                      <text:p text:style-name="P66"/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list xml:id="list194919241737426" text:continue-numbering="true" text:style-name="L6">
        <text:list-item>
          <text:list>
            <text:list-item>
              <text:list>
                <text:list-item>
                  <text:p text:style-name="P67">Планшет:</text:p>
                  <text:list>
                    <text:list-item>
                      <text:p text:style-name="P67">кнопка «+» для создания нового списка слов находится на выдвигающейся панели в самой верхней ее части </text:p>
                    </text:list-item>
                    <text:list-item>
                      <text:p text:style-name="P137"><text:span text:style-name="T2">после открытия пространства для создания нового списка — </text:span><text:span text:style-name="T6">появляется кнопка «сохранить список», ссылки на списки слов становятся неактивными, а также кнопка «+» меняется на крестик для отмены изменений</text:span></text:p>
                    </text:list-item>
                    <text:list-item>
                      <text:p text:style-name="P52">при нажатии на кнопку «сохранить список» выполняется проверка на:</text:p>
                      <text:list>
                        <text:list-item>
                          <text:p text:style-name="P52">наличие содержимого в списке в принципе</text:p>
                        </text:list-item>
                        <text:list-item>
                          <text:p text:style-name="P52">соответствие количества исходных строк — количеству строк в переводе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94920066601312" text:continue-numbering="true" text:style-name="L6">
        <text:list-item>
          <text:list>
            <text:list-item>
              <text:list>
                <text:list-item>
                  <text:p text:style-name="P52">Телефон:</text:p>
                  <text:list>
                    <text:list-item>
                      <text:p text:style-name="P52"><text:s/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list xml:id="list194919168815756" text:continue-numbering="true" text:style-name="L6">
        <text:list-item>
          <text:list>
            <text:list-item>
              <text:p text:style-name="P122">Иметь возможность редактировать уже созданный список.</text:p>
            </text:list-item>
          </text:list>
        </text:list-item>
      </text:list>
      <text:p text:style-name="P11"/>
      <text:list xml:id="list194919081626042" text:continue-numbering="true" text:style-name="L6">
        <text:list-item>
          <text:list>
            <text:list-item>
              <text:list>
                <text:list-item>
                  <text:p text:style-name="P68">Компьютерная версия:</text:p>
                  <text:list>
                    <text:list-item>
                      <text:p text:style-name="P68">двойной клик левой кнопкой мыши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94919024411430" text:continue-numbering="true" text:style-name="L6">
        <text:list-item>
          <text:list>
            <text:list-item>
              <text:list>
                <text:list-item>
                  <text:p text:style-name="P68">Планшет:</text:p>
                  <text:list>
                    <text:list-item>
                      <text:p text:style-name="P68">двойной тап позволяет редактировать необходимую строку 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94918691251603" text:continue-numbering="true" text:style-name="L6">
        <text:list-item>
          <text:list>
            <text:list-item>
              <text:list>
                <text:list-item>
                  <text:p text:style-name="P68">Телефон:</text:p>
                  <text:list>
                    <text:list-item>
                      <text:p text:style-name="P68">См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list xml:id="list194919693338735" text:continue-numbering="true" text:style-name="L6">
        <text:list-item>
          <text:list>
            <text:list-item>
              <text:p text:style-name="P123">Иметь возможность находить списки, перевод или исходные слова по искомому значению.</text:p>
            </text:list-item>
          </text:list>
        </text:list-item>
      </text:list>
      <text:p text:style-name="P12"/>
      <text:list xml:id="list194920370509870" text:continue-numbering="true" text:style-name="L6">
        <text:list-item>
          <text:list>
            <text:list-item>
              <text:list>
                <text:list-item>
                  <text:p text:style-name="P69">Компьютерная версия:</text:p>
                  <text:list>
                    <text:list-item>
                      <text:p text:style-name="P111">строка поиска находится на правой панели в самой верхней её части над кнопками действий</text:p>
                    </text:list-item>
                    <text:list-item>
                      <text:p text:style-name="P136"><text:span text:style-name="T1">при введении искомого значения на время поиска системой нужных значений — области списков и «подсписков» заменяются единственным лоадером чтобы понимать что происходит поиск, в случае успеха — область списков </text:span><text:span text:style-name="T17">и «подсписков» </text:span><text:span text:style-name="T1">будет содержать только те </text:span><text:span text:style-name="T17">ссылки</text:span><text:span text:style-name="T1"> что </text:span><text:span text:style-name="T17">имеют</text:span><text:span text:style-name="T1"> искомые значения, в случае неудачи — </text:span><text:span text:style-name="T17">над</text:span><text:span text:style-name="T1"> поисковым полем появится информация о возникшей ошибке, а списки и «подсписки» вернутся в состояние до поиск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94918698343897" text:continue-numbering="true" text:style-name="L6">
        <text:list-item>
          <text:list>
            <text:list-item>
              <text:list>
                <text:list-item>
                  <text:p text:style-name="P70">Планшет:</text:p>
                  <text:list>
                    <text:list-item>
                      <text:p text:style-name="P70">строка поиска находится на выдвигающейся панели в самой верхней её части над кнопками действий</text:p>
                    </text:list-item>
                    <text:list-item>
                      <text:p text:style-name="P70">при введении искомого значения на время поиска системой нужных значений — область списков и «подсписков» заменяются единственным лоадером чтобы понимать что происходит поиск, в случае успеха — область списков и «подсписков» будет содержать только те ссылки что имеют искомые значения, в случае неудачи — над поисковым полем появится информация о возникшей ошибке, а списки и «подсписки» вернутся в состояние до поиска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list xml:id="list194918559805389" text:continue-numbering="true" text:style-name="L6">
        <text:list-item>
          <text:list>
            <text:list-item>
              <text:list>
                <text:list-item>
                  <text:p text:style-name="P70">Телефон:</text:p>
                  <text:list>
                    <text:list-item>
                      <text:p text:style-name="P70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p text:style-name="P36"/>
      <text:p text:style-name="P36"><text:soft-page-break/></text:p>
      <text:list xml:id="list194918673083668" text:continue-numbering="true" text:style-name="L6">
        <text:list-item>
          <text:list>
            <text:list-item>
              <text:p text:style-name="P124">Иметь возможность сортировать списки по дате.</text:p>
            </text:list-item>
          </text:list>
        </text:list-item>
      </text:list>
      <text:p text:style-name="P13"/>
      <text:list xml:id="list194918638497959" text:continue-numbering="true" text:style-name="L6">
        <text:list-item>
          <text:list>
            <text:list-item>
              <text:list>
                <text:list-item>
                  <text:p text:style-name="P71">Компьютерная версия:</text:p>
                  <text:list>
                    <text:list-item>
                      <text:p text:style-name="P114">на правой панели в самом её низу находятся два сортирующих поля — одно «с (какого числа)», другое «по (какое число)», каждое из которых открывается в форме календар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4920206363801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72">расположение панели как для планшета, <text:span text:style-name="T44">клик левой кнопки мыши заменяется на тап по экрану</text:span>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4919129696440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2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4918584661824" text:continue-numbering="true" text:style-name="L6">
        <text:list-item>
          <text:list>
            <text:list-item>
              <text:p text:style-name="P125">Иметь возможность делить слишком большой список на временные более маленькие списки.</text:p>
              <text:p text:style-name="P125"/>
              <text:list>
                <text:list-item>
                  <text:p text:style-name="P72">Компьютерная версия:</text:p>
                  <text:list>
                    <text:list-item>
                      <text:p text:style-name="P112">на правой панели в самой верхней её части в области кнопок общих действий находится кнопка разделения списка на более маленькие</text:p>
                    </text:list-item>
                    <text:list-item>
                      <text:p text:style-name="P114">по нажатию на кнопку разделения списка — между самой верхней областью для действий и областью списков труднозапоминающихся слов появляется временная область действий для установки параметров разделения списка, со следующими сущностями:</text:p>
                      <text:list>
                        <text:list-item>
                          <text:p text:style-name="P115">кнопка «Разделить список»</text:p>
                        </text:list-item>
                        <text:list-item>
                          <text:p text:style-name="P115">поле для указания на сколько временных списков разделить основной список, количество слов в списках будет высчитываться автоматически</text:p>
                        </text:list-item>
                        <text:list-item>
                          <text:p text:style-name="P115">поле для указания какое количество слов должно содержаться в каждом списке, причем количество списков и количество слов в последнем списке будет высчитываться автоматически</text:p>
                        </text:list-item>
                      </text:list>
                    </text:list-item>
                    <text:list-item>
                      <text:p text:style-name="P73">в области <text:span text:style-name="T40">параметров разделения списков </text:span>без введенных значений активными являются оба поля, при наличии значения хотя бы в одном поле <text:span text:style-name="T40">другое становится неактивным</text:span></text:p>
                    </text:list-item>
                    <text:list-item>
                      <text:p text:style-name="P74">после разделения списка область параметров где были поля и кнопка «Разделить список» — становится областью хранения временных разделенных списков </text:p>
                    </text:list-item>
                    <text:list-item>
                      <text:p text:style-name="P74">удалить можно как отдельный разделенный список так и всю временную область чтобы удалить все разделенные списки</text:p>
                    </text:list-item>
                    <text:list-item>
                      <text:p text:style-name="P74">разделить разделенный список нельзя</text:p>
                    </text:list-item>
                    <text:list-item>
                      <text:p text:style-name="P75"><text:soft-page-break/>в разделенном списке <text:span text:style-name="T41">также можно выделить труднозапоминающиеся слова</text:span></text:p>
                    </text:list-item>
                    <text:list-item>
                      <text:p text:style-name="P76">списки труднозапоминающихся слов которые были созданы из временных разделенных списков <text:span text:style-name="T42">находятся над областью разделенных списков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4919010103517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77">расположение панели как для планшета — остальное См. Компьютерная версия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4920093866917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7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4918707558155" text:continue-numbering="true" text:style-name="L6">
        <text:list-item>
          <text:list>
            <text:list-item>
              <text:p text:style-name="P125">Иметь возможность обьединять маленькие списки во временный большой список для удобства изучения.</text:p>
              <text:p text:style-name="P125"/>
              <text:list>
                <text:list-item>
                  <text:p text:style-name="P72">Компьютерная версия:</text:p>
                  <text:list>
                    <text:list-item>
                      <text:p text:style-name="P113">на правой панели в самой верхней её части в области кнопок общих действий — находится кнопка обьединения маленьких списков в один большой, после нажатия на которую ниже области кнопок общих действий появляется временная область показывающая какие списки будут обьединены</text:p>
                    </text:list-item>
                    <text:list-item>
                      <text:p text:style-name="P78"><text:span text:style-name="T43">к</text:span>лик левой кнопкой мыши по неактивным спискам добавляет эти списки в область обьединения <text:span text:style-name="T43">списков</text:span></text:p>
                    </text:list-item>
                    <text:list-item>
                      <text:p text:style-name="P116">в области обьединения списков в самой нижней её части есть кнопка «Обьединить списки»</text:p>
                    </text:list-item>
                    <text:list-item>
                      <text:p text:style-name="P54">каждый список добавленный в область обьединения, перед завершением обьединения можно отредактировать удалив неинтересующий список</text:p>
                    </text:list-item>
                    <text:list-item>
                      <text:p text:style-name="P116">после завершения обьединения списков — область обьединения становится областью хранения временных обьединенных списков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4919863127613" text:continue-numbering="true" text:style-name="L6">
        <text:list-item>
          <text:list>
            <text:list-item>
              <text:list>
                <text:list-item>
                  <text:p text:style-name="P72">Планшет:</text:p>
                  <text:list>
                    <text:list-item>
                      <text:p text:style-name="P54">расположение панели как для планшета, <text:span text:style-name="T44">клик левой кнопкой мыши заменяется на тап по экрану — остальное См. Компьютерная версия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list xml:id="list194919784278286" text:continue-numbering="true" text:style-name="L6">
        <text:list-item>
          <text:list>
            <text:list-item>
              <text:list>
                <text:list-item>
                  <text:p text:style-name="P72">Телефон:</text:p>
                  <text:list>
                    <text:list-item>
                      <text:p text:style-name="P79">См. Планшет.</text:p>
                    </text:list-item>
                  </text:list>
                </text:list-item>
              </text:list>
            </text:list-item>
          </text:list>
        </text:list-item>
      </text:list>
      <text:p text:style-name="P28"/>
      <text:p text:style-name="P28"/>
      <text:p text:style-name="P28"/>
      <text:p text:style-name="P28"/>
      <text:p text:style-name="P28"/>
      <text:list xml:id="list194920079501304" text:continue-numbering="true" text:style-name="L6">
        <text:list-item>
          <text:list>
            <text:list-item>
              <text:p text:style-name="P126"><text:soft-page-break/>Общие сведения.</text:p>
            </text:list-item>
          </text:list>
        </text:list-item>
      </text:list>
      <text:p text:style-name="P8"/>
      <text:list xml:id="list194920073433560" text:continue-numbering="true" text:style-name="L6">
        <text:list-item>
          <text:list>
            <text:list-item>
              <text:list>
                <text:list-item>
                  <text:list>
                    <text:list-item>
                      <text:p text:style-name="P79"><text:span text:style-name="T45">в</text:span> области изучения слов, все строки должны быть пронумерованы</text:p>
                    </text:list-item>
                    <text:list-item>
                      <text:p text:style-name="P80">при переключении основного списка области временных разделенных списков, временных обединенных списков и списки труднозапоминающихся слов появляются и исчезают в зависимости от принадлежности этих областей к основным спискам</text:p>
                    </text:list-item>
                    <text:list-item>
                      <text:p text:style-name="P80">авторизация пользователя должна происходить посредством отправки токена доступа через <text:span text:style-name="T46">cookie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94919288701314" text:continue-numbering="true" text:style-name="L6">
        <text:list-item>
          <text:list>
            <text:list-item>
              <text:p text:style-name="P127">Иметь возможность переключаться между языками.</text:p>
            </text:list-item>
          </text:list>
        </text:list-item>
      </text:list>
      <text:p text:style-name="P14"/>
      <text:list xml:id="list194920544441349" text:continue-numbering="true" text:style-name="L6">
        <text:list-item>
          <text:list>
            <text:list-item>
              <text:list>
                <text:list-item>
                  <text:p text:style-name="P81">Компьютерная версия:</text:p>
                  <text:list>
                    <text:list-item>
                      <text:p text:style-name="P81">на правой панели в самой самой нижней её части находится область для переключения изучаемого языка</text:p>
                    </text:list-item>
                    <text:list-item>
                      <text:p text:style-name="P81">при переключении языка <text:span text:style-name="T48">поля в которых были какие-то введенные значения обновляются, </text:span><text:span text:style-name="T49">включается самый последний созданный список и отображаются все относящиеся к нему подсписки</text:span></text:p>
                    </text:list-item>
                    <text:list-item>
                      <text:p text:style-name="P82">если выбранный язык имеет более двух вариантов изучения слов (например японский язык который слова которых можно изучать и хираганой-катаканой и иероглифами) — ниже основной области переключения языков появляется дополнительная область для выбора варианта изучения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94918646002369" text:continue-numbering="true" text:style-name="L6">
        <text:list-item>
          <text:list>
            <text:list-item>
              <text:p text:style-name="P128">Иметь возможность настраивать программу под себя.</text:p>
            </text:list-item>
          </text:list>
        </text:list-item>
      </text:list>
      <text:p text:style-name="P15"/>
      <text:list xml:id="list194919927973726" text:continue-numbering="true" text:style-name="L6">
        <text:list-item>
          <text:list>
            <text:list-item>
              <text:list>
                <text:list-item>
                  <text:p text:style-name="P83">Компьютерная версия:</text:p>
                  <text:list>
                    <text:list-item>
                      <text:p text:style-name="P83">на правой панели в самой нижней её части рядом с панелью переключения языков <text:span text:style-name="T50">в правом нижнем углу находится кнопка настроек</text:span></text:p>
                    </text:list-item>
                    <text:list-item>
                      <text:p text:style-name="P82">рядом <text:span text:style-name="T51">с кнопкой настроек находится кнопка инструкций для более полного понимания как работать с программой</text:span></text:p>
                    </text:list-item>
                    <text:list-item>
                      <text:p text:style-name="P84"><text:span text:style-name="T52">при нажатии на кнопку настроек область изучения слов заменяется на </text:span>панель настроек, <text:span text:style-name="T52">которая</text:span> содержит:</text:p>
                      <text:list>
                        <text:list-item>
                          <text:p text:style-name="P84">бегунок переключения темы (со светлой на темную и наоборот)</text:p>
                        </text:list-item>
                        <text:list-item>
                          <text:p text:style-name="P85">раздел для работы с <text:span text:style-name="T53">настройками</text:span> язык<text:span text:style-name="T53">ов</text:span>, который содержит:</text:p>
                          <text:list>
                            <text:list-item>
                              <text:p text:style-name="P86">поле выбора основного языка</text:p>
                              <text:list>
                                <text:list-item>
                                  <text:p text:style-name="P87">при переключении основного языка на один из дополнительных языков основной язык становится дополнительным а дополнительный основным</text:p>
                                </text:list-item>
                                <text:list-item>
                                  <text:p text:style-name="P87"><text:soft-page-break/>если основной язык был переключен на язык не из списка дополнительных — то списки слов которые относились к этому языку <text:span text:style-name="T57">скрываются</text:span> чтобы случайно не удалить или изменить что-либо в них</text:p>
                                </text:list-item>
                                <text:list-item>
                                  <text:p text:style-name="P87">если основной язык был заменен на один из списка дополнительных, причем этот дополнительный язык был выбран до переключения в качестве изучаемого — то списки <text:span text:style-name="T57">слов</text:span> в этом случае <text:span text:style-name="T57">изменений не претерпевают (список слов открывается всегда на варианте слов изучаемого языка например если учится английский — то и открываться по нажатию на список слов будет сначала страница с английскими словами)</text:span></text:p>
                                </text:list-item>
                                <text:list-item>
                                  <text:p text:style-name="P88">если основной язык был заменен на один из списка дополнительных, причем этот дополнительный язык НЕ был выбран до переключения в качестве изучаемого — то списки слов которые были ранее скрываются, а на их место загружаются (если такие были) списки слов относящиеся к этому основному языку в отношении выбранного изучаемого</text:p>
                                </text:list-item>
                              </text:list>
                            </text:list-item>
                            <text:list-item>
                              <text:p text:style-name="P86">список дополнительных языко<text:span text:style-name="T58">в</text:span></text:p>
                              <text:list>
                                <text:list-item>
                                  <text:p text:style-name="P131"><text:span text:style-name="T8">к</text:span><text:span text:style-name="T2">нопки изменить и удалить находятся правее списка дополнительных языков</text:span></text:p>
                                </text:list-item>
                                <text:list-item>
                                  <text:p text:style-name="P106">кнопка добавить находится в самом внизу списка дополнительных языков </text:p>
                                </text:list-item>
                                <text:list-item>
                                  <text:p text:style-name="P132"><text:span text:style-name="T2">при нажатии на кнопку «добавить» - в разделе для параметров появляется список доступных языков и отсортированный в порядке где вверху находятся частоиспользуемые языки, появляется кнопка «добавить новый язык» - </text:span><text:span text:style-name="T9">после нажатия на которую можно добавить формат обучения (например для английского языка это слово и его перевод а для японского это слово в иероглифической записи, его чтение и перевод), назначить сокращенный код языка (например — ru, en, jp, cn) и полное название языка</text:span></text:p>
                                </text:list-item>
                                <text:list-item>
                                  <text:p text:style-name="P107">при нажатии на кнопку «изменить» появляется возможность изменять параметры языка — для возможности исправлять наименования языков (как сокращенное так и полное) есть возможность изменять их названия — причем после изменения эти изменения сразу применяются для пользователя который это сделал, затем изменения итерируют счетчик исправленной версии языка и если количество итераций этого счетчика больше чем половина пользователей использующих текущие наименования — администратору проекта приходит уведомление о <text:soft-page-break/>необходимости внесения изменений в указанный в уведомлении язык, то же самое возможно и для формата обучения языка</text:p>
                                </text:list-item>
                                <text:list-item>
                                  <text:p text:style-name="P108">при нажатии кнопки «удалить» - для подтверждения удаления пользователю будет необходимо ввести пароль от аккаунта и токен для доступа к github аккаунту (если он привязан) чтобы доказать что действия его осознанны и аккаунтом пользуется именно он а не некто решивший поднасолить своему знакомому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5">раздел для работы с git, который содержит:</text:p>
                          <text:list>
                            <text:list-item>
                              <text:p text:style-name="P85">поле для <text:span text:style-name="T53">указания репозитория который содержит списки слов (формат репозитория — </text:span><text:a xlink:type="simple" xlink:href="https://github.com/" text:style-name="Internet_20_link" text:visited-style-name="Visited_20_Internet_20_Link"><text:span text:style-name="T53">https://github.com/</text:span></text:a><text:span text:style-name="T53">&lt;github_username&gt;/&lt;repository_with_words&gt;). </text:span><text:span text:style-name="T54">Внимание при изменении репозитория содержащего списки слов, списки слов относящиеся к этому репозиторию находящиеся в базе данных проекта будут доступны в течение месяца, после чего будут удалены. Для <text:s/>предотвращения их удаления достаточно снова указать репозиторий со списками слов в соответствующее поле который </text:span><text:span text:style-name="T55">связан с этими списками</text:span></text:p>
                            </text:list-item>
                            <text:list-item>
                              <text:p text:style-name="P89"><text:span text:style-name="T56">раздел для работы со </text:span>спис<text:span text:style-name="T56">ком</text:span> веток <text:span text:style-name="T55">с кнопками «добавить», «изменить» и «удалить»</text:span></text:p>
                            </text:list-item>
                            <text:list-item>
                              <text:p text:style-name="P90">для более быстрого переключения между ветками имеется панель быстрого доступа содержащяя в себе:</text:p>
                              <text:list>
                                <text:list-item>
                                  <text:p text:style-name="P91">наименование текущей ветки со стрелочкой рядом для выбора ветки из списка </text:p>
                                </text:list-item>
                                <text:list-item>
                                  <text:p text:style-name="P91">кнопки вперед и назад для переключения между ветками без необходимости открытия выпадающего списка</text:p>
                                </text:list-item>
                                <text:list-item>
                                  <text:p text:style-name="P91">кнопка открытия полной версии раздела </text:p>
                                </text:list-item>
                              </text:list>
                            </text:list-item>
                            <text:list-item>
                              <text:p text:style-name="P92">список полей для указания папок соответствующих языкам (например: в репозитории <text:a xlink:type="simple" xlink:href="https://github.com/ReijiAkkerman/New_words.git" text:style-name="Internet_20_link" text:visited-style-name="Visited_20_Internet_20_Link">https://github.com/ReijiAkkerman/New_words.git</text:a> в ветке main содерж<text:span text:style-name="T54">а</text:span>тся <text:span text:style-name="T54">папки english и japanese для английского и японского языков соответственно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3:49:58.550722138</meta:creation-date>
    <dc:date>2024-10-02T01:14:18.429172336</dc:date>
    <meta:editing-duration>PT7H30M26S</meta:editing-duration>
    <meta:editing-cycles>41</meta:editing-cycles>
    <meta:generator>LibreOffice/7.3.7.2$Linux_X86_64 LibreOffice_project/30$Build-2</meta:generator>
    <meta:document-statistic meta:table-count="0" meta:image-count="0" meta:object-count="0" meta:page-count="12" meta:paragraph-count="196" meta:word-count="2364" meta:character-count="16348" meta:non-whitespace-character-count="14315"/>
  </office:meta>
</office:document-meta>
</file>